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1969e3" officeooo:paragraph-rsid="001d47f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3">
      <style:text-properties fo:language="zxx" fo:country="none" officeooo:paragraph-rsid="001d47f5" style:language-asian="zxx" style:country-asian="none" style:language-complex="zxx" style:country-complex="none"/>
    </style:style>
    <style:style style:name="P5" style:family="paragraph" style:parent-style-name="Heading_20_3">
      <style:text-properties fo:language="zxx" fo:country="none" officeooo:paragraph-rsid="002a7ec5" style:language-asian="zxx" style:country-asian="none" style:language-complex="zxx" style:country-complex="none"/>
    </style:style>
    <style:style style:name="P6" style:family="paragraph" style:parent-style-name="Heading_20_3">
      <style:text-properties fo:language="zxx" fo:country="none" officeooo:paragraph-rsid="002b3e35" style:language-asian="zxx" style:country-asian="none" style:language-complex="zxx" style:country-complex="none"/>
    </style:style>
    <style:style style:name="P7" style:family="paragraph" style:parent-style-name="Heading_20_3" style:list-style-name="">
      <style:text-properties fo:language="zxx" fo:country="none" officeooo:rsid="002d0ac4" officeooo:paragraph-rsid="002d0ac4" style:language-asian="zxx" style:country-asian="none" style:language-complex="zxx" style:country-complex="none"/>
    </style:style>
    <style:style style:name="P8" style:family="paragraph" style:parent-style-name="Heading_20_3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Heading_20_3">
      <style:paragraph-properties fo:break-before="page"/>
      <style:text-properties fo:language="zxx" fo:country="none" officeooo:rsid="002d0ac4" officeooo:paragraph-rsid="002d0ac4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fo:language="zxx" fo:country="none" style:text-underline-style="none" officeooo:rsid="001969e3" officeooo:paragraph-rsid="001d47f5" style:language-asian="zxx" style:country-asian="none" style:language-complex="zxx" style:country-complex="none"/>
    </style:style>
    <style:style style:name="P12" style:family="paragraph" style:parent-style-name="Standard" style:list-style-name="L2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style:text-underline-style="none" officeooo:rsid="001969e3" officeooo:paragraph-rsid="001cdf9f" style:language-asian="zxx" style:country-asian="none" style:language-complex="zxx" style:country-complex="none"/>
    </style:style>
    <style:style style:name="P14" style:family="paragraph" style:parent-style-name="Standard" style:list-style-name="L2">
      <style:text-properties fo:language="zxx" fo:country="none" style:text-underline-style="none" officeooo:rsid="001cdf9f" officeooo:paragraph-rsid="001d47f5" style:language-asian="zxx" style:country-asian="none" style:language-complex="zxx" style:country-complex="none"/>
    </style:style>
    <style:style style:name="P15" style:family="paragraph" style:parent-style-name="Standard" style:list-style-name="L3">
      <style:text-properties fo:language="zxx" fo:country="none" style:text-underline-style="none" officeooo:rsid="001cdf9f" officeooo:paragraph-rsid="001cdf9f" style:language-asian="zxx" style:country-asian="none" style:language-complex="zxx" style:country-complex="none"/>
    </style:style>
    <style:style style:name="P16" style:family="paragraph" style:parent-style-name="Standard" style:list-style-name="L4">
      <style:text-properties fo:language="zxx" fo:country="none" style:text-underline-style="none" officeooo:rsid="0019f2e7" officeooo:paragraph-rsid="002b3e35" style:language-asian="zxx" style:country-asian="none" style:language-complex="zxx" style:country-complex="none"/>
    </style:style>
    <style:style style:name="P17" style:family="paragraph" style:parent-style-name="Standard" style:list-style-name="L4">
      <style:text-properties fo:language="zxx" fo:country="none" style:text-underline-style="none" officeooo:rsid="002b3e35" officeooo:paragraph-rsid="002b3e35" style:language-asian="zxx" style:country-asian="none" style:language-complex="zxx" style:country-complex="none"/>
    </style:style>
    <style:style style:name="P18" style:family="paragraph" style:parent-style-name="Standard" style:list-style-name="L4">
      <style:text-properties fo:language="zxx" fo:country="none" style:text-underline-style="none" officeooo:rsid="0030a593" officeooo:paragraph-rsid="0030a593" style:language-asian="zxx" style:country-asian="none" style:language-complex="zxx" style:country-complex="none"/>
    </style:style>
    <style:style style:name="P19" style:family="paragraph" style:parent-style-name="Standard" style:list-style-name="L2">
      <style:text-properties fo:language="zxx" fo:country="none" style:text-underline-style="none" fo:font-weight="normal" officeooo:rsid="0028e784" officeooo:paragraph-rsid="0028e784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 style:list-style-name="L2">
      <style:text-properties fo:language="zxx" fo:country="none" style:text-underline-style="solid" style:text-underline-width="auto" style:text-underline-color="font-color" fo:font-weight="normal" officeooo:rsid="0019f2e7" officeooo:paragraph-rsid="001d47f5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 style:list-style-name="L2">
      <style:text-properties fo:language="zxx" fo:country="none" fo:font-style="normal" style:text-underline-style="none" fo:font-weight="normal" officeooo:rsid="001969e3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 style:list-style-name="L2">
      <style:text-properties fo:language="zxx" fo:country="none" fo:font-style="normal" style:text-underline-style="none" fo:font-weight="normal" officeooo:rsid="0028e784" officeooo:paragraph-rsid="0028e78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1d47f5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8e784" officeooo:paragraph-rsid="0028e78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0a06c" officeooo:paragraph-rsid="0020a06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0a06c" officeooo:paragraph-rsid="00234ec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4ffeb" officeooo:paragraph-rsid="0024f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4ffeb" officeooo:paragraph-rsid="0030a59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4ffeb" officeooo:paragraph-rsid="0031c27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0" style:family="paragraph" style:parent-style-name="Standard" style:list-style-name="L3">
      <style:text-properties fo:language="zxx" fo:country="none" fo:font-style="normal" style:text-underline-style="solid" style:text-underline-width="auto" style:text-underline-color="font-color" fo:font-weight="normal" officeooo:rsid="002b3e35" officeooo:paragraph-rsid="0030a59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1" style:family="paragraph" style:parent-style-name="Standard" style:list-style-name="L3">
      <style:text-properties fo:language="zxx" fo:country="none" fo:font-style="normal" style:text-underline-style="solid" style:text-underline-width="auto" style:text-underline-color="font-color" fo:font-weight="normal" officeooo:rsid="002d0ac4" officeooo:paragraph-rsid="002d0ac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2" style:family="paragraph" style:parent-style-name="Standard" style:list-style-name="L3">
      <style:text-properties fo:language="zxx" fo:country="none" fo:font-style="normal" style:text-underline-style="solid" style:text-underline-width="auto" style:text-underline-color="font-color" fo:font-weight="normal" officeooo:rsid="002d0ac4" officeooo:paragraph-rsid="0030a59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3" style:family="paragraph" style:parent-style-name="Standard" style:list-style-name="L2">
      <style:text-properties fo:language="zxx" fo:country="none" fo:font-style="italic" style:text-underline-style="none" fo:font-weight="normal" officeooo:rsid="001969e3" officeooo:paragraph-rsid="001d47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3">
      <style:text-properties fo:language="zxx" fo:country="none" fo:font-style="italic" style:text-underline-style="none" officeooo:rsid="001cdf9f" officeooo:paragraph-rsid="001cdf9f" style:language-asian="zxx" style:country-asian="none" style:font-style-asian="italic" style:language-complex="zxx" style:country-complex="none" style:font-style-complex="italic"/>
    </style:style>
    <style:style style:name="P35" style:family="paragraph" style:parent-style-name="Standard" style:list-style-name="L3">
      <style:text-properties fo:language="zxx" fo:country="none" fo:font-style="italic" style:text-underline-style="none" officeooo:rsid="002b3e35" officeooo:paragraph-rsid="002b3e35" style:language-asian="zxx" style:country-asian="none" style:font-style-asian="italic" style:language-complex="zxx" style:country-complex="none" style:font-style-complex="italic"/>
    </style:style>
    <style:style style:name="P36" style:family="paragraph" style:parent-style-name="Standard" style:list-style-name="L2">
      <style:text-properties fo:language="zxx" fo:country="none" fo:font-weight="normal" officeooo:paragraph-rsid="001969e3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5">
      <style:text-properties fo:language="zxx" fo:country="none" officeooo:paragraph-rsid="001969e3" style:language-asian="zxx" style:country-asian="none" style:language-complex="zxx" style:country-complex="none"/>
    </style:style>
    <style:style style:name="P38" style:family="paragraph" style:parent-style-name="Standard" style:list-style-name="L2">
      <style:text-properties fo:color="#c9211e" loext:opacity="100%" fo:language="zxx" fo:country="none" fo:font-style="normal" style:text-underline-style="solid" style:text-underline-width="auto" style:text-underline-color="font-color" fo:font-weight="normal" officeooo:rsid="0026feb8" officeooo:paragraph-rsid="0026feb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9" style:family="paragraph" style:parent-style-name="Text_20_body" style:list-style-name="L6">
      <style:text-properties fo:language="zxx" fo:country="none" officeooo:rsid="002eb51a" officeooo:paragraph-rsid="002eb51a" style:language-asian="zxx" style:country-asian="none" style:language-complex="zxx" style:country-complex="none"/>
    </style:style>
    <style:style style:name="P40" style:family="paragraph" style:parent-style-name="Text_20_body" style:list-style-name="L6">
      <style:text-properties fo:language="zxx" fo:country="none" officeooo:rsid="002eb51a" officeooo:paragraph-rsid="0030a593" style:language-asian="zxx" style:country-asian="none" style:language-complex="zxx" style:country-complex="none"/>
    </style:style>
    <style:style style:name="P41" style:family="paragraph" style:parent-style-name="Text_20_body" style:list-style-name="L6">
      <style:text-properties fo:language="zxx" fo:country="none" officeooo:rsid="002f623c" officeooo:paragraph-rsid="002f623c" style:language-asian="zxx" style:country-asian="none" style:language-complex="zxx" style:country-complex="none"/>
    </style:style>
    <style:style style:name="P42" style:family="paragraph" style:parent-style-name="Text_20_body" style:list-style-name="L6">
      <style:text-properties fo:language="zxx" fo:country="none" officeooo:rsid="002f623c" officeooo:paragraph-rsid="0030a593" style:language-asian="zxx" style:country-asian="none" style:language-complex="zxx" style:country-complex="none"/>
    </style:style>
    <style:style style:name="P43" style:family="paragraph" style:parent-style-name="Text_20_body" style:list-style-name="L6">
      <style:text-properties fo:language="zxx" fo:country="none" officeooo:rsid="0030a593" officeooo:paragraph-rsid="0030a593" style:language-asian="zxx" style:country-asian="none" style:language-complex="zxx" style:country-complex="none"/>
    </style:style>
    <style:style style:name="P44" style:family="paragraph" style:parent-style-name="Text_20_body" style:list-style-name="L6">
      <style:text-properties fo:language="zxx" fo:country="none" officeooo:rsid="0031c274" officeooo:paragraph-rsid="0031c274" style:language-asian="zxx" style:country-asian="none" style:language-complex="zxx" style:country-complex="none"/>
    </style:style>
    <style:style style:name="P45" style:family="paragraph" style:parent-style-name="Text_20_body" style:list-style-name="L6">
      <style:text-properties fo:language="zxx" fo:country="none" officeooo:rsid="003327bf" officeooo:paragraph-rsid="003327bf" style:language-asian="zxx" style:country-asian="none" style:language-complex="zxx" style:country-complex="none"/>
    </style:style>
    <style:style style:name="P46" style:family="paragraph" style:parent-style-name="Text_20_body" style:list-style-name="L6">
      <style:text-properties fo:language="zxx" fo:country="none" officeooo:paragraph-rsid="002f623c" style:language-asian="zxx" style:country-asian="none" style:language-complex="zxx" style:country-complex="none"/>
    </style:style>
    <style:style style:name="P47" style:family="paragraph" style:parent-style-name="Text_20_body" style:list-style-name="L6">
      <style:text-properties fo:language="zxx" fo:country="none" officeooo:rsid="0034b164" officeooo:paragraph-rsid="0034b164" style:language-asian="zxx" style:country-asian="none" style:language-complex="zxx" style:country-complex="none"/>
    </style:style>
    <style:style style:name="P48" style:family="paragraph" style:parent-style-name="Text_20_body" style:list-style-name="L6">
      <style:text-properties fo:language="zxx" fo:country="none" officeooo:rsid="00366233" officeooo:paragraph-rsid="0037037b" style:language-asian="zxx" style:country-asian="none" style:language-complex="zxx" style:country-complex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9e3"/>
    </style:style>
    <style:style style:name="T3" style:family="text">
      <style:text-properties style:text-underline-style="none" officeooo:rsid="001ba176"/>
    </style:style>
    <style:style style:name="T4" style:family="text">
      <style:text-properties style:text-underline-style="none" officeooo:rsid="001d47f5"/>
    </style:style>
    <style:style style:name="T5" style:family="text">
      <style:text-properties style:text-underline-style="none" officeooo:rsid="001ea9e5"/>
    </style:style>
    <style:style style:name="T6" style:family="text">
      <style:text-properties style:text-underline-style="none" officeooo:rsid="001f0397"/>
    </style:style>
    <style:style style:name="T7" style:family="text">
      <style:text-properties style:text-underline-style="none" officeooo:rsid="00217fa1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234ece" style:font-weight-asian="bold" style:font-weight-complex="bold"/>
    </style:style>
    <style:style style:name="T10" style:family="text">
      <style:text-properties style:text-underline-style="none" fo:font-weight="bold" officeooo:rsid="00217fa1" style:font-weight-asian="bold" style:font-weight-complex="bold"/>
    </style:style>
    <style:style style:name="T11" style:family="text">
      <style:text-properties style:text-underline-style="none" fo:font-weight="bold" officeooo:rsid="0024caff" style:font-weight-asian="bold" style:font-weight-complex="bold"/>
    </style:style>
    <style:style style:name="T12" style:family="text">
      <style:text-properties style:text-underline-style="none" fo:font-weight="bold" officeooo:rsid="0025d7ed" style:font-weight-asian="bold" style:font-weight-complex="bold"/>
    </style:style>
    <style:style style:name="T13" style:family="text">
      <style:text-properties style:text-underline-style="none" fo:font-weight="bold" officeooo:rsid="0026feb8" style:font-weight-asian="bold" style:font-weight-complex="bold"/>
    </style:style>
    <style:style style:name="T14" style:family="text">
      <style:text-properties style:text-underline-style="none" fo:font-weight="bold" officeooo:rsid="0028e784" style:font-weight-asian="bold" style:font-weight-complex="bold"/>
    </style:style>
    <style:style style:name="T15" style:family="text">
      <style:text-properties style:text-underline-style="none" fo:font-weight="bold" officeooo:rsid="002a7ec5" style:font-weight-asian="bold" style:font-weight-complex="bold"/>
    </style:style>
    <style:style style:name="T16" style:family="text">
      <style:text-properties style:text-underline-style="none" officeooo:rsid="00234ece"/>
    </style:style>
    <style:style style:name="T17" style:family="text">
      <style:text-properties style:text-underline-style="none" officeooo:rsid="0024caff"/>
    </style:style>
    <style:style style:name="T18" style:family="text">
      <style:text-properties style:text-underline-style="none" officeooo:rsid="0025d7ed"/>
    </style:style>
    <style:style style:name="T19" style:family="text">
      <style:text-properties style:text-underline-style="none" officeooo:rsid="0026feb8"/>
    </style:style>
    <style:style style:name="T20" style:family="text">
      <style:text-properties style:text-underline-style="none" officeooo:rsid="0028e784"/>
    </style:style>
    <style:style style:name="T21" style:family="text">
      <style:text-properties style:text-underline-style="none" officeooo:rsid="002a7ec5"/>
    </style:style>
    <style:style style:name="T22" style:family="text">
      <style:text-properties style:text-underline-style="none" officeooo:rsid="0030a593"/>
    </style:style>
    <style:style style:name="T23" style:family="text">
      <style:text-properties style:text-underline-style="none" officeooo:rsid="0031c274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1969e3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f623c" style:font-weight-asian="bold" style:font-weight-complex="bold"/>
    </style:style>
    <style:style style:name="T2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29" style:family="text">
      <style:text-properties officeooo:rsid="002b3e35"/>
    </style:style>
    <style:style style:name="T30" style:family="text">
      <style:text-properties officeooo:rsid="001c0bc1"/>
    </style:style>
    <style:style style:name="T31" style:family="text">
      <style:text-properties officeooo:rsid="001cdf9f"/>
    </style:style>
    <style:style style:name="T32" style:family="text">
      <style:text-properties officeooo:rsid="002f623c"/>
    </style:style>
    <style:style style:name="T33" style:family="text">
      <style:text-properties officeooo:rsid="0030a593"/>
    </style:style>
    <style:style style:name="T34" style:family="text">
      <style:text-properties officeooo:rsid="0034b1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Entrar en MongoDB<text:span text:style-name="T1">:</text:span></text:h>
      <text:list xml:id="list3902202216" text:style-name="L1">
        <text:list-item>
          <text:p text:style-name="P10">sudo systemctl start mongod</text:p>
        </text:list-item>
        <text:list-item>
          <text:p text:style-name="P10">mongosh</text:p>
        </text:list-item>
      </text:list>
      <text:h text:style-name="P3" text:outline-level="3">Ver<text:span text:style-name="T1">:</text:span></text:h>
      <text:list xml:id="list147689537" text:style-name="L2">
        <text:list-item>
          <text:p text:style-name="P20"><text:span text:style-name="T24">Mostrar contenido de una coleccion</text:span><text:span text:style-name="T1">:</text:span></text:p>
          <text:list>
            <text:list-item>
              <text:p text:style-name="P19">Mostrar todo</text:p>
              <text:list>
                <text:list-item>
                  <text:p text:style-name="P21">db.nombreColeccion.find()</text:p>
                </text:list-item>
              </text:list>
            </text:list-item>
            <text:list-item>
              <text:p text:style-name="P22">Mostrar solo la primera</text:p>
              <text:list>
                <text:list-item>
                  <text:p text:style-name="P23"><text:span text:style-name="T2">d</text:span><text:span text:style-name="T1">b.coleccion.findOne()</text:span></text:p>
                </text:list-item>
              </text:list>
            </text:list-item>
            <text:list-item>
              <text:p text:style-name="P22">Mostrar una columna</text:p>
              <text:list>
                <text:list-item>
                  <text:p text:style-name="P23"><text:span text:style-name="T1">db.coleccion.find({</text:span><text:span text:style-name="T5">columna</text:span><text:span text:style-name="T1">:"valor}) -&gt; </text:span><text:span text:style-name="T5">si la columna es compuesta entre "" ("columna.columna": </text:span><text:span text:style-name="T6">valor</text:span><text:span text:style-name="T5">)</text:span></text:p>
                </text:list-item>
              </text:list>
            </text:list-item>
            <text:list-item>
              <text:p text:style-name="P25"><text:span text:style-name="T5">d</text:span><text:span text:style-name="T1">b.persoa({"nome":{</text:span><text:span text:style-name="T8">$eq</text:span><text:span text:style-name="T1">:"luis"}}) -&gt; los que se llaman luis</text:span></text:p>
            </text:list-item>
            <text:list-item>
              <text:p text:style-name="P25"><text:span text:style-name="T5">d</text:span><text:span text:style-name="T1">b.persoa({"nome":{</text:span><text:span text:style-name="T8">$ne</text:span><text:span text:style-name="T1">:"luis"}}) -&gt; los que no se llaman luis </text:span></text:p>
            </text:list-item>
            <text:list-item>
              <text:p text:style-name="P25"><text:span text:style-name="T5">d</text:span><text:span text:style-name="T1">b.persoa({"edade":{</text:span><text:span text:style-name="T8">$gt</text:span><text:span text:style-name="T1">:30}}) -&gt; mayor que 30</text:span></text:p>
            </text:list-item>
            <text:list-item>
              <text:p text:style-name="P26"><text:span text:style-name="T5">d</text:span><text:span text:style-name="T1">b.persoa({"edade":{</text:span><text:span text:style-name="T8">$gt</text:span><text:span text:style-name="T9">e</text:span><text:span text:style-name="T1">:3</text:span><text:span text:style-name="T16">1</text:span><text:span text:style-name="T1">}}) -&gt; mayor </text:span><text:span text:style-name="T16">o igual </text:span><text:span text:style-name="T1">que 30</text:span></text:p>
            </text:list-item>
            <text:list-item>
              <text:p text:style-name="P25"><text:span text:style-name="T5">d</text:span><text:span text:style-name="T1">b.persoa({"edade":{</text:span><text:span text:style-name="T8">$lt:</text:span><text:span text:style-name="T1">30}}) -&gt; menor que 30</text:span></text:p>
            </text:list-item>
            <text:list-item>
              <text:p text:style-name="P26"><text:span text:style-name="T5">d</text:span><text:span text:style-name="T1">b.persoa({"edade":{</text:span><text:span text:style-name="T8">$lt</text:span><text:span text:style-name="T9">e</text:span><text:span text:style-name="T8">:</text:span><text:span text:style-name="T1">3</text:span><text:span text:style-name="T16">1</text:span><text:span text:style-name="T1">}}) -&gt; menor </text:span><text:span text:style-name="T16">o igual </text:span><text:span text:style-name="T1">que 3</text:span><text:span text:style-name="T16">1</text:span></text:p>
            </text:list-item>
            <text:list-item>
              <text:p text:style-name="P25"><text:span text:style-name="T5">d</text:span><text:span text:style-name="T1">b.persoa({"edade":{$ne:30}}) -&gt; los que no tengan el campo edade o diferenteDe30</text:span></text:p>
            </text:list-item>
            <text:list-item>
              <text:p text:style-name="P25"><text:span text:style-name="T1">db.persoas.find({"nome":{</text:span><text:span text:style-name="T8">$in:</text:span><text:span text:style-name="T1">["luis","ana"]}}) -&gt; </text:span><text:span text:style-name="T7">que sean luis o ana</text:span></text:p>
            </text:list-item>
            <text:list-item>
              <text:p text:style-name="P25"><text:span text:style-name="T1">db.persoas.find({"nome":{</text:span><text:span text:style-name="T8">$</text:span><text:span text:style-name="T10">n</text:span><text:span text:style-name="T8">in:</text:span><text:span text:style-name="T1">["luis","ana"]}}) -&gt; </text:span><text:span text:style-name="T7">no sean ni luis ni ana</text:span></text:p>
              <text:list>
                <text:list-item>
                  <text:p text:style-name="P27"><text:span text:style-name="T7">$</text:span><text:span text:style-name="T1">nin -&gt; incluye los que no tienen ese cam</text:span></text:p>
                </text:list-item>
                <text:list-item>
                  <text:p text:style-name="P27"><text:span text:style-name="T1">db.persoas.find( </text:span><text:span text:style-name="T8">{</text:span><text:span text:style-name="T1">edade: </text:span><text:span text:style-name="T8">{exists: true, $nin:[</text:span><text:span text:style-name="T1">30,40</text:span><text:span text:style-name="T8">]} }</text:span><text:span text:style-name="T1"> ) -&gt; para que solo salga los que tengan el campo edad y no tenga ni 30 ni 40</text:span></text:p>
                </text:list-item>
              </text:list>
            </text:list-item>
            <text:list-item>
              <text:p text:style-name="P25"><text:span text:style-name="T7">db.persoas.find( </text:span><text:span text:style-name="T10">{ $or: [ {</text:span><text:span text:style-name="T7">nome:"felix"</text:span><text:span text:style-name="T10">} , {</text:span><text:span text:style-name="T7">edade:31</text:span><text:span text:style-name="T10">} ] }</text:span><text:span text:style-name="T7">) -&gt; </text:span><text:span text:style-name="T16">una o otra</text:span></text:p>
            </text:list-item>
            <text:list-item>
              <text:p text:style-name="P25"><text:span text:style-name="T16">db.persoas.find( </text:span><text:span text:style-name="T9">{ $and: [ {</text:span><text:span text:style-name="T16">nome:"ana"</text:span><text:span text:style-name="T9">}</text:span><text:span text:style-name="T16"> , </text:span><text:span text:style-name="T9">{</text:span><text:span text:style-name="T16">edade: </text:span><text:span text:style-name="T9">{</text:span><text:span text:style-name="T16">$gte:31</text:span><text:span text:style-name="T9">} } ] } </text:span><text:span text:style-name="T16">) -&gt; </text:span><text:span text:style-name="T17">que se ana y tenga 31 o mas años</text:span></text:p>
            </text:list-item>
            <text:list-item>
              <text:p text:style-name="P25"><text:span text:style-name="T17">db.persoas.find</text:span><text:span text:style-name="T11">( {</text:span><text:span text:style-name="T17">edade: </text:span><text:span text:style-name="T11">{$not:{$gt:</text:span><text:span text:style-name="T17">30</text:span><text:span text:style-name="T11">}} }</text:span><text:span text:style-name="T17"> ) -&gt; los que no tengan edad o tengan-de31</text:span></text:p>
              <text:list>
                <text:list-item>
                  <text:p text:style-name="P27"><text:span text:style-name="T17">$</text:span><text:span text:style-name="T1">not: -&gt; siempreincluye cuando ese campo NO existe</text:span></text:p>
                </text:list-item>
              </text:list>
            </text:list-item>
            <text:list-item>
              <text:p text:style-name="P29"><text:span text:style-name="T1">db.persoas.find( </text:span><text:span text:style-name="T8">{}, {edade: 1} </text:span><text:span text:style-name="T1">)</text:span></text:p>
              <text:list>
                <text:list-item>
                  <text:p text:style-name="P29"><text:span text:style-name="T18">SOLO muestra el campo edade (todas las edades)</text:span></text:p>
                </text:list-item>
              </text:list>
            </text:list-item>
            <text:list-item>
              <text:p text:style-name="P29"><text:span text:style-name="T18">db.persoas.find( </text:span><text:span text:style-name="T12">{}, {edade: 0} </text:span><text:span text:style-name="T18">)</text:span></text:p>
              <text:list>
                <text:list-item>
                  <text:p text:style-name="P29"><text:span text:style-name="T18">Que muestre todo excepto edade</text:span></text:p>
                </text:list-item>
              </text:list>
            </text:list-item>
            <text:list-item>
              <text:p text:style-name="P29"><text:span text:style-name="T18">db.persoas.find( </text:span><text:span text:style-name="T12">{}, {edade: 1, nome:1}</text:span><text:span text:style-name="T18"> )</text:span></text:p>
              <text:list>
                <text:list-item>
                  <text:p text:style-name="P29"><text:span text:style-name="T18">mostrar edad y nombre</text:span></text:p>
                </text:list-item>
              </text:list>
            </text:list-item>
            <text:list-item>
              <text:p text:style-name="P29"><text:span text:style-name="T18">db.persoas.find( {}, {edade: 1, nome:1, </text:span><text:span text:style-name="T12">_id:0</text:span><text:span text:style-name="T18">} )</text:span></text:p>
              <text:list>
                <text:list-item>
                  <text:p text:style-name="P29"><text:span text:style-name="T23">P</text:span><text:span text:style-name="T18">ara no mostrar el id (si no, sale siempre)</text:span></text:p>
                </text:list-item>
                <text:list-item>
                  <text:p text:style-name="P38"><text:span text:style-name="T18">S</text:span><text:span text:style-name="T1">olo se puede incluir y excluir si la exclusion es el </text:span><text:span text:style-name="T8">_id</text:span></text:p>
                </text:list-item>
              </text:list>
            </text:list-item>
            <text:list-item>
              <text:p text:style-name="P29"><text:span text:style-name="T18">db.persoas.find( {edade:{$gt:30}}, </text:span><text:span text:style-name="T12">{edade: 1, nome:1, _id:0} </text:span><text:span text:style-name="T18">) </text:span></text:p>
              <text:list>
                <text:list-item>
                  <text:p text:style-name="P29"><text:span text:style-name="T23">E</text:span><text:span text:style-name="T19">dad mayor de 30 y que solo muestre edad y nombre</text:span></text:p>
                </text:list-item>
              </text:list>
            </text:list-item>
            <text:list-item>
              <text:p text:style-name="P24"><text:span text:style-name="T19">Q</text:span><text:span text:style-name="T1">ue contengan una parte de texto</text:span></text:p>
              <text:list>
                <text:list-item>
                  <text:p text:style-name="P28"><text:span text:style-name="T19">db.persoas.find({nome:</text:span><text:span text:style-name="T13">{$regex:"l"}</text:span><text:span text:style-name="T19">}) </text:span></text:p>
                  <text:list>
                    <text:list-item>
                      <text:p text:style-name="P28"><text:span text:style-name="T22">S</text:span><text:span text:style-name="T20">aca los que tengan l</text:span></text:p>
                    </text:list-item>
                  </text:list>
                </text:list-item>
                <text:list-item>
                  <text:p text:style-name="P28"><text:span text:style-name="T20">db.persoas.find({nome:{$regex:"</text:span><text:span text:style-name="T14">^l</text:span><text:span text:style-name="T20">"}}) </text:span></text:p>
                  <text:list>
                    <text:list-header>
                      <text:p text:style-name="P28"><text:span text:style-name="T22">L</text:span><text:span text:style-name="T20">os que empiezen por l</text:span></text:p>
                    </text:list-header>
                  </text:list>
                </text:list-item>
                <text:list-item>
                  <text:p text:style-name="P28"><text:span text:style-name="T20">db.persoas.find({nome:{$regex:"</text:span><text:span text:style-name="T14">$s</text:span><text:span text:style-name="T20">"}}) </text:span></text:p>
                  <text:list>
                    <text:list-item>
                      <text:p text:style-name="P28"><text:span text:style-name="T22">Q</text:span><text:span text:style-name="T20">ue terminen por s</text:span></text:p>
                    </text:list-item>
                  </text:list>
                </text:list-item>
                <text:list-item>
                  <text:p text:style-name="P28"><text:span text:style-name="T20">db.persoas.find({</text:span><text:span text:style-name="T14">nome:/i/</text:span><text:span text:style-name="T20">}) </text:span></text:p>
                  <text:list>
                    <text:list-item>
                      <text:p text:style-name="P28"><text:span text:style-name="T22">Q</text:span><text:span text:style-name="T21">ue tengan i</text:span></text:p>
                    </text:list-item>
                  </text:list>
                </text:list-item>
                <text:list-item>
                  <text:p text:style-name="P28"><text:span text:style-name="T21">db.persoas.find({</text:span><text:span text:style-name="T15">nome:{$in:[/u/,/x/]</text:span><text:span text:style-name="T21">}}</text:span></text:p>
                  <text:list>
                    <text:list-item>
                      <text:p text:style-name="P28"><text:soft-page-break/><text:span text:style-name="T22">Q</text:span><text:span text:style-name="T21">ue tenga la letra U o la 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Mostrar colecciones:</text:p>
          <text:list>
            <text:list-item>
              <text:p text:style-name="P11">show collections</text:p>
            </text:list-item>
            <text:list-item>
              <text:p text:style-name="P14">show tables</text:p>
            </text:list-item>
          </text:list>
        </text:list-item>
        <text:list-item>
          <text:p text:style-name="P36"><text:span text:style-name="T25">Bases de datos</text:span><text:span text:style-name="T2">:</text:span></text:p>
          <text:list>
            <text:list-item>
              <text:p text:style-name="P12">show dbs</text:p>
            </text:list-item>
          </text:list>
        </text:list-item>
      </text:list>
      <text:h text:style-name="P6" text:outline-level="3">Borrado<text:span text:style-name="T1">:</text:span></text:h>
      <text:list xml:id="list1933660634" text:style-name="L3">
        <text:list-item>
          <text:p text:style-name="P35">Contenido Collections</text:p>
          <text:list>
            <text:list-item>
              <text:p text:style-name="P30"><text:span text:style-name="T1">db.persoas.deleteOne({...}) </text:span></text:p>
              <text:list>
                <text:list-item>
                  <text:p text:style-name="P30"><text:span text:style-name="T1">tienes que especificar </text:span><text:span text:style-name="T22">cual borrar para que no borre el primero que encuentre (... es la condicion)</text:span></text:p>
                </text:list-item>
              </text:list>
            </text:list-item>
            <text:list-item>
              <text:p text:style-name="P32"><text:span text:style-name="T1">db.persoas.deleteMany({}) </text:span></text:p>
              <text:list>
                <text:list-item>
                  <text:p text:style-name="P32"><text:span text:style-name="T1">borra todo el contenido</text:span></text:p>
                </text:list-item>
                <text:list-item>
                  <text:p text:style-name="P31"><text:span text:style-name="T1">si pones una condicion borra los de la condicion</text:span></text:p>
                </text:list-item>
              </text:list>
            </text:list-item>
          </text:list>
        </text:list-item>
        <text:list-item>
          <text:p text:style-name="P34">Collections:</text:p>
          <text:list>
            <text:list-item>
              <text:p text:style-name="P15">db.nombreTabla.drop()</text:p>
            </text:list-item>
          </text:list>
        </text:list-item>
        <text:list-item>
          <text:p text:style-name="P34">Bases de datos:</text:p>
          <text:list>
            <text:list-item>
              <text:p text:style-name="P13">db.dropDatabase()</text:p>
            </text:list-item>
          </text:list>
        </text:list-item>
      </text:list>
      <text:p text:style-name="P2"/>
      <text:h text:style-name="P4" text:outline-level="3">Crear<text:span text:style-name="T1">:</text:span></text:h>
      <text:list xml:id="list3165286417" text:style-name="L4">
        <text:list-item>
          <text:p text:style-name="P16"><text:span text:style-name="T29">Crear un dato/collecion:</text:span></text:p>
          <text:list>
            <text:list-item>
              <text:p text:style-name="P16"><text:s/><text:span text:style-name="T30">(</text:span><text:span text:style-name="T31">las colecciones se crean </text:span><text:span text:style-name="T30">insertando una fila)</text:span>:</text:p>
            </text:list-item>
            <text:list-item>
              <text:p text:style-name="P16">db.nombreTabla.insertOne({“nome”:”luis”, numeros:[2,3,56,89])}</text:p>
              <text:list>
                <text:list-item>
                  <text:p text:style-name="P18">Si creas 2 campos que se llamen igual, no se crean dos campos, coge el ultimo</text:p>
                </text:list-item>
              </text:list>
            </text:list-item>
          </text:list>
        </text:list-item>
        <text:list-item>
          <text:p text:style-name="P17">Crear una fila con id personalizado</text:p>
          <text:list>
            <text:list-item>
              <text:p text:style-name="P17">db.persoas.insertOne({_id:1, nome:"pedro"})</text:p>
            </text:list-item>
          </text:list>
        </text:list-item>
      </text:list>
      <text:h text:style-name="P7" text:outline-level="3"/>
      <text:h text:style-name="P9" text:outline-level="3">Actualización</text:h>
      <text:list xml:id="list4086297829" text:style-name="L6">
        <text:list-item>
          <text:p text:style-name="P39">Modificar todo el documento/<text:span text:style-name="T32">fila</text:span> por el nuevo:</text:p>
          <text:list>
            <text:list-item>
              <text:p text:style-name="P40">db.people.replaceOne({_id:1},{nome:"luis"}) </text:p>
              <text:list>
                <text:list-item>
                  <text:p text:style-name="P40"><text:span text:style-name="T33">S</text:span>i tiene campo hello lo cambia por nome, si tiene 4 lo cambia por solo nombre</text:p>
                </text:list-item>
              </text:list>
            </text:list-item>
            <text:list-item>
              <text:p text:style-name="P40">db.people.replaceOne({},{telefono:4444}) </text:p>
              <text:list>
                <text:list-item>
                  <text:p text:style-name="P40"><text:span text:style-name="T33">C</text:span>ambia el primero que encuentra</text:p>
                </text:list-item>
              </text:list>
            </text:list-item>
          </text:list>
        </text:list-item>
        <text:list-item>
          <text:p text:style-name="P41">Modificar un documento/fila o añadirle un campo:</text:p>
          <text:list>
            <text:list-item>
              <text:p text:style-name="P42">db.people.<text:span text:style-name="T26">updateOne</text:span>({name:"Smith"},{<text:span text:style-name="T26">$set:</text:span>{children:2.5}})</text:p>
              <text:list>
                <text:list-item>
                  <text:p text:style-name="P42"><text:span text:style-name="T33">B</text:span>usca el primer documento/fila del 1 campo(name en este caso) y cambia el segundo parametro, si no existe lo CREA</text:p>
                </text:list-item>
                <text:list-item>
                  <text:p text:style-name="P44">NO PUEDE CAMBIAR EL ID</text:p>
                </text:list-item>
              </text:list>
            </text:list-item>
            <text:list-item>
              <text:p text:style-name="P43">db.people.updateOne({name:"Jones"}, {$set:{age:50}},<text:span text:style-name="T26">{upsert:true}</text:span>)</text:p>
              <text:list>
                <text:list-item>
                  <text:p text:style-name="P43">Si no encuentra el campo de condicion lo crea</text:p>
                </text:list-item>
              </text:list>
            </text:list-item>
          </text:list>
        </text:list-item>
        <text:list-item>
          <text:p text:style-name="P45">Modificar varios/todo los documentos/filas o añadirles un campo:</text:p>
          <text:list>
            <text:list-item>
              <text:p text:style-name="P45">db.people.<text:span text:style-name="T26">updateMany({}</text:span>,{$set:{city:"NYC"}})</text:p>
            </text:list-item>
          </text:list>
        </text:list-item>
        <text:list-item>
          <text:p text:style-name="P41">Borrar un dato de un documento/fila:</text:p>
          <text:list>
            <text:list-item>
              <text:p text:style-name="P42">db.people.updateOne({name:"Smith"},{<text:span text:style-name="T26">$unset</text:span>:{childre:443}}) </text:p>
              <text:list>
                <text:list-item>
                  <text:p text:style-name="P42"><text:span text:style-name="T33">D</text:span>espu<text:span text:style-name="T33">é</text:span>s del campo que quieres borrar no tienes por que poner el dato exacto de ese campo, puedes poner lo que quieras</text:p>
                </text:list-item>
              </text:list>
            </text:list-item>
          </text:list>
        </text:list-item>
        <text:list-item>
          <text:p text:style-name="P41">Modificar varios documentos/filas:</text:p>
          <text:list>
            <text:list-item>
              <text:p text:style-name="P46"><text:span text:style-name="T32">db.people.</text:span><text:span text:style-name="T27">updateMany</text:span><text:span text:style-name="T32">({name:"Smith"},{$set:{children:2.5}})</text:span></text:p>
            </text:list-item>
          </text:list>
        </text:list-item>
        <text:list-item>
          <text:p text:style-name="P47">Incrementar un campo:</text:p>
          <text:list>
            <text:list-item>
              <text:p text:style-name="P47">db.books.updateOne({_id:1}, {<text:span text:style-name="T26">$inc</text:span>:{stock:<text:span text:style-name="T26">1</text:span>}})</text:p>
              <text:list>
                <text:list-item>
                  <text:p text:style-name="P47">El numero que pones es en cuanto lo incrementas</text:p>
                </text:list-item>
              </text:list>
            </text:list-item>
          </text:list>
        </text:list-item>
        <text:list-item>
          <text:p text:style-name="P47">Disminuir un campo:</text:p>
          <text:list>
            <text:list-item>
              <text:p text:style-name="P47">db.books.updateOne({_id:1}, {<text:span text:style-name="T26">$inc</text:span>:{<text:span text:style-name="T26">stock</text:span>:<text:span text:style-name="T26">-</text:span>1}})</text:p>
              <text:list>
                <text:list-item>
                  <text:p text:style-name="P47">El numero que pones es en cuanto lo disminuyes </text:p>
                </text:list-item>
              </text:list>
            </text:list-item>
          </text:list>
        </text:list-item>
        <text:list-item>
          <text:p text:style-name="P48">Modificar varios campos:</text:p>
          <text:list>
            <text:list-item>
              <text:p text:style-name="P48">db.books.updateOne({_id:1}, <text:span text:style-name="T26">{$inc:</text:span>{stock:18},<text:span text:style-name="T26">$set:</text:span>{item:"ABCD"}<text:span text:style-name="T26">}</text:span>)</text:p>
            </text:list-item>
            <text:list-item>
              <text:p text:style-name="P48"><text:span text:style-name="T34">db.books.updateOne({_id:1}, {$inc:{stock:5},$set:{item:"ABC123", "info.publisher":2222, tags:["software"], "ratings.1":{by:"xyz", rating: 3}}}</text:span></text:p>
            </text:list-item>
          </text:list>
        </text:list-item>
      </text:list>
      <text:h text:style-name="P8" text:outline-level="3">Conectarse a una BD o crearla<text:span text:style-name="T1">: </text:span></text:h>
      <text:p text:style-name="P1"><text:span text:style-name="T1">(</text:span><text:span text:style-name="T4">Si </text:span><text:span text:style-name="T1">al crearla si no metes ninguna coleccion no se ve en el show dbs)</text:span></text:p>
      <text:list xml:id="list3696472187" text:style-name="L5">
        <text:list-item>
          <text:p text:style-name="P37"><text:span text:style-name="T2">use nombreBaseDat</text:span><text:span text:style-name="T3">o</text:span><text:span text:style-name="T2">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20:16.270517911</meta:creation-date>
    <dc:date>2024-01-19T14:39:18.005050548</dc:date>
    <meta:editing-duration>PT59M4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4" meta:paragraph-count="102" meta:word-count="670" meta:character-count="4459" meta:non-whitespace-character-count="3972"/>
  </office:meta>
</office:document-meta>
</file>